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yuthi" svg:font-family="Dyuthi" style:font-adornments="Regular" style:font-pitch="variable"/>
    <style:font-face style:name="Dyuthi1" svg:font-family="Dyuthi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adornments="Regular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0d84a1" draw:textarea-horizontal-align="center" draw:textarea-vertical-align="middle" draw:auto-grow-height="true" draw:auto-grow-width="false" fo:max-height="0cm" fo:min-height="1.906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5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draw:fill="none" fo:min-height="2.241cm"/>
      <style:paragraph-properties style:writing-mode="lr-tb"/>
    </style:style>
    <style:style style:name="pr1" style:family="presentation" style:parent-style-name="Three_20_Bullets-title">
      <style:graphic-properties draw:auto-grow-height="true" fo:min-height="4.872cm"/>
      <style:paragraph-properties style:writing-mode="lr-tb"/>
    </style:style>
    <style:style style:name="pr2" style:family="presentation" style:parent-style-name="Three_20_Bullets-outline1">
      <style:graphic-properties fo:min-height="8.882cm"/>
      <style:paragraph-properties style:writing-mode="lr-tb"/>
    </style:style>
    <style:style style:name="pr3" style:family="presentation" style:parent-style-name="Three_20_Bullets-notes">
      <style:graphic-properties draw:fill-color="#ffffff" fo:min-height="12.572cm"/>
      <style:paragraph-properties style:writing-mode="lr-tb"/>
    </style:style>
    <style:style style:name="pr4" style:family="presentation" style:parent-style-name="Three_20_Bullets-title">
      <style:graphic-properties fo:min-height="5.919cm"/>
      <style:paragraph-properties style:writing-mode="lr-tb"/>
    </style:style>
    <style:style style:name="pr5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Title-title">
      <style:graphic-properties draw:auto-grow-height="true" fo:min-height="3cm"/>
      <style:paragraph-properties style:writing-mode="lr-tb"/>
    </style:style>
    <style:style style:name="pr7" style:family="presentation" style:parent-style-name="Title-outline1">
      <style:graphic-properties fo:min-height="8.883cm"/>
      <style:paragraph-properties style:writing-mode="lr-tb"/>
    </style:style>
    <style:style style:name="pr8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One_20_Bullet-title">
      <style:graphic-properties fo:min-height="2.628cm"/>
      <style:paragraph-properties style:writing-mode="lr-tb"/>
    </style:style>
    <style:style style:name="pr10" style:family="presentation" style:parent-style-name="One_20_Bullet-outline1">
      <style:graphic-properties fo:min-height="8.882cm"/>
      <style:paragraph-properties style:writing-mode="lr-tb"/>
    </style:style>
    <style:style style:name="pr11" style:family="presentation" style:parent-style-name="One_20_Bullet-notes">
      <style:graphic-properties draw:fill-color="#ffffff" fo:min-height="12.572cm"/>
      <style:paragraph-properties style:writing-mode="lr-tb"/>
    </style:style>
    <style:style style:name="pr12" style:family="presentation" style:parent-style-name="One_20_Bullet-title">
      <style:graphic-properties fo:min-height="1.872cm"/>
      <style:paragraph-properties style:writing-mode="lr-tb"/>
    </style:style>
    <style:style style:name="pr13" style:family="presentation" style:parent-style-name="One_20_Bullet-title">
      <style:graphic-properties draw:auto-grow-height="true" fo:min-height="2.628cm"/>
      <style:paragraph-properties style:writing-mode="lr-tb"/>
    </style:style>
    <style:style style:name="pr14" style:family="presentation" style:parent-style-name="One_20_Bullet-outline1">
      <style:graphic-properties fo:min-height="4.105cm"/>
      <style:paragraph-properties style:writing-mode="lr-tb"/>
    </style:style>
    <style:style style:name="pr15" style:family="presentation" style:parent-style-name="One_20_Bullet-outline1">
      <style:graphic-properties draw:textarea-vertical-align="middle" fo:min-height="4.105cm" draw:shadow="hidden" draw:shadow-offset-x="0.035cm" draw:shadow-offset-y="0cm" draw:shadow-opacity="34%"/>
      <style:paragraph-properties style:writing-mode="lr-tb"/>
    </style:style>
    <style:style style:name="pr16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666666" loext:opacity="100%" style:font-name="Noto Sans1" fo:font-size="28pt" fo:font-weight="bold" style:font-size-asian="28pt" style:font-size-complex="28pt"/>
    </style:style>
    <style:style style:name="P7" style:family="paragraph">
      <loext:graphic-properties draw:fill="solid" draw:fill-color="#0d84a1"/>
      <style:paragraph-properties fo:text-align="center" style:writing-mode="lr-tb"/>
      <style:text-properties fo:color="#0d84a1" loext:opacity="100%" style:font-name="Noto Sans1" fo:font-size="36pt" style:font-size-asian="54pt" style:font-size-complex="54pt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ffffff" loext:opacity="100%" style:font-name="Noto Sans1" fo:font-size="72pt" fo:font-weight="bold"/>
    </style:style>
    <style:style style:name="P10" style:family="paragraph">
      <style:paragraph-properties fo:text-align="center" style:writing-mode="lr-tb"/>
      <style:text-properties fo:color="#1c1c1c" loext:opacity="100%" style:font-name="Noto Sans1"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/>
      <style:paragraph-properties fo:text-align="center"/>
      <style:text-properties style:font-name="Noto Sans1"/>
    </style:style>
    <style:style style:name="P12" style:family="paragraph">
      <style:paragraph-properties fo:line-height="115%" fo:text-align="start"/>
    </style:style>
    <style:style style:name="P13" style:family="paragraph">
      <style:paragraph-properties fo:line-height="115%" fo:text-align="justify"/>
    </style:style>
    <style:style style:name="P14" style:family="paragraph"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fo:margin-left="0cm" fo:margin-right="0cm" fo:margin-top="0.42cm" fo:margin-bottom="0.35cm" fo:line-height="100%" fo:text-align="center" fo:text-indent="0cm" style:writing-mode="page"/>
    </style:style>
    <style:style style:name="P17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18" style:family="paragraph">
      <style:paragraph-properties fo:margin-left="1cm" fo:margin-right="0cm" fo:margin-top="0.499cm" fo:margin-bottom="0cm" fo:text-indent="0cm" style:writing-mode="page"/>
      <style:text-properties fo:hyphenate="false" loext:hyphenation-no-caps="false"/>
    </style:style>
    <style:style style:name="P19" style:family="paragraph">
      <style:paragraph-properties style:writing-mode="lr-tb"/>
      <style:text-properties fo:color="#eeeeee" loext:opacity="100%" fo:font-size="20pt" style:font-size-asian="20pt" style:font-size-complex="20pt"/>
    </style:style>
    <style:style style:name="P20" style:family="paragraph">
      <style:paragraph-properties style:writing-mode="lr-tb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.499cm" fo:margin-bottom="0cm" fo:text-indent="0cm" style:writing-mode="page"/>
    </style:style>
    <style:style style:name="P22" style:family="paragraph">
      <style:paragraph-properties fo:margin-left="2cm" fo:margin-right="0cm" fo:margin-top="0.399cm" fo:margin-bottom="0cm" fo:text-indent="0cm" style:writing-mode="page"/>
      <style:text-properties fo:hyphenate="false" loext:hyphenation-no-caps="false"/>
    </style:style>
    <style:style style:name="P23" style:family="paragraph">
      <style:paragraph-properties style:writing-mode="lr-tb"/>
      <style:text-properties fo:color="#ffffff" loext:opacity="100%" fo:font-size="18pt" style:font-size-asian="18pt" style:font-size-complex="18pt"/>
    </style:style>
    <style:style style:name="P24" style:family="paragraph">
      <style:paragraph-properties style:writing-mode="lr-tb"/>
      <style:text-properties fo:font-size="28pt" style:font-size-asian="28pt" style:font-size-complex="28pt"/>
    </style:style>
    <style:style style:name="P25" style:family="paragraph">
      <style:paragraph-properties style:writing-mode="lr-tb"/>
      <style:text-properties fo:color="#ffffff" loext:opacity="100%" fo:font-size="20pt" style:font-size-asian="20pt" style:font-size-complex="20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style:writing-mode="lr-tb"/>
      <style:text-properties fo:color="#ffffff" loext:opacity="100%"/>
    </style:style>
    <style:style style:name="P28" style:family="paragraph">
      <style:paragraph-properties style:writing-mode="lr-tb"/>
      <style:text-properties fo:color="#ffffff" loext:opacity="100%" fo:background-color="transparent"/>
    </style:style>
    <style:style style:name="P29" style:family="paragraph">
      <style:paragraph-properties fo:margin-left="0cm" fo:margin-right="0cm" fo:margin-top="0.513cm" fo:margin-bottom="0.9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999cm" fo:margin-bottom="0.5cm" fo:text-indent="0cm" style:writing-mode="page"/>
    </style:style>
    <style:style style:name="P31" style:family="paragraph">
      <style:paragraph-properties fo:margin-left="0cm" fo:margin-right="0cm" fo:margin-top="0.213cm" fo:margin-bottom="0.6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2" style:family="paragraph">
      <style:paragraph-properties fo:margin-left="0cm" fo:margin-right="0cm" fo:margin-top="0.013cm" fo:margin-bottom="0.415cm" fo:line-height="93%" fo:text-align="start" fo:text-indent="0cm" style:punctuation-wrap="simple" style:line-break="strict" style:writing-mode="lr-tb">
        <style:tab-stops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</style:style>
    <style:style style:name="P33" style:family="paragraph">
      <style:paragraph-properties style:writing-mode="lr-tb"/>
    </style:style>
    <style:style style:name="P34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1" fo:font-size="96pt" fo:letter-spacing="0.353cm" fo:font-weight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666666" loext:opacity="100%" style:font-name="Noto Sans1" fo:font-size="24pt" fo:font-weight="bold" style:font-size-asian="24pt" style:font-size-complex="24pt"/>
    </style:style>
    <style:style style:name="T4" style:family="text">
      <style:text-properties fo:color="#ffffff" loext:opacity="100%" style:font-name="Noto Sans1" fo:font-size="72pt" fo:font-weight="bold"/>
    </style:style>
    <style:style style:name="T5" style:family="text">
      <style:text-properties fo:color="#1c1c1c" loext:opacity="100%" style:font-name="Noto Sans1" fo:font-size="26pt" fo:font-style="normal" fo:font-weight="normal" fo:background-color="transparent" style:font-size-asian="26pt" style:font-weight-asian="normal" style:font-size-complex="26pt" style:font-weight-complex="normal"/>
    </style:style>
    <style:style style:name="T6" style:family="text">
      <style:text-properties fo:color="#ffffff" loext:opacity="100%" style:font-name="Noto Sans1" fo:font-size="20pt" style:font-size-asian="20pt" style:font-size-complex="20pt"/>
    </style:style>
    <style:style style:name="T7" style:family="text">
      <style:text-properties fo:color="#ffffff" loext:opacity="100%" style:font-name="Noto Sans1" fo:font-size="16pt" style:font-size-asian="16pt" style:font-size-complex="16pt"/>
    </style:style>
    <style:style style:name="T8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eeeeee" loext:opacity="100%" fo:font-size="20pt" style:font-size-asian="20pt" style:font-size-complex="20pt"/>
    </style:style>
    <style:style style:name="T11" style:family="text">
      <style:text-properties fo:color="#eeeeee" loext:opacity="100%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eeeeee" loext:opacity="100%" style:text-line-through-style="none" style:text-line-through-type="none" style:font-name="Dyuthi1"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variant="normal" fo:text-transform="none" fo:color="#eeeeee" loext:opacity="100%" style:text-outline="false" style:text-line-through-style="none" style:text-line-through-type="none" style:font-name="Noto Sans2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Free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ffffff" loext:opacity="100%" fo:font-size="18pt" style:font-size-asian="18pt" style:font-size-complex="18pt"/>
    </style:style>
    <style:style style:name="T1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eeeeee" loext:opacity="100%" fo:font-size="18pt" style:font-size-asian="18pt" style:font-size-complex="18pt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18pt" fo:font-style="normal" fo:text-shadow="none" style:text-underline-style="none" fo:font-weight="normal" style:letter-kerning="true" fo:background-color="transparent" style:font-name-asian="Nimbus Sans2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loext:opacity="100%" fo:font-size="20pt" style:font-size-asian="20pt" style:font-size-complex="20pt"/>
    </style:style>
    <style:style style:name="T21" style:family="text">
      <style:text-properties fo:color="#ffffff" loext:opacity="100%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2" style:family="text">
      <style:text-properties fo:color="#ffffff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ffffff" loext:opacity="100%"/>
    </style:style>
    <style:style style:name="T24" style:family="text">
      <style:text-properties fo:color="#ffffff" loext:opacity="100%" fo:font-weight="bold" style:font-weight-asian="bold" style:font-weight-complex="bold"/>
    </style:style>
    <style:style style:name="T25" style:family="text">
      <style:text-properties fo:color="#ffffff" loext:opacity="100%" fo:background-color="transparent"/>
    </style:style>
    <style:style style:name="T26" style:family="text">
      <style:text-properties fo:color="#ffffff" loext:opacity="100%" fo:font-weight="bold" fo:background-color="transparent" style:font-weight-asian="bold" style:font-weight-complex="bold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0pt" fo:language="en" fo:country="IN" fo:font-style="normal" fo:text-shadow="none" style:text-underline-style="none" fo:font-weight="normal" style:letter-kerning="true" fo:background-color="transparent" style:font-name-asian="Nimbus Sans2" style:font-size-asian="20pt" style:language-asian="en" style:country-asian="IN" style:font-style-asian="normal" style:font-weight-asian="normal" style:font-name-complex="FreeSerif" style:font-size-complex="20pt" style:language-complex="en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font-name="Noto Sans2" fo:font-size="20pt" fo:font-style="normal" fo:text-shadow="none" style:text-underline-style="none" fo:font-weight="normal" style:letter-kerning="true" fo:background-color="transparent" style:font-name-asian="Nimbus Sans2" style:font-size-asian="20pt" style:font-style-asian="normal" style:font-weight-asian="normal" style:font-name-complex="FreeSerif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fo:font-size="20pt" fo:language="en" fo:country="IN" style:font-size-asian="20pt" style:language-asian="en" style:country-asian="IN" style:font-size-complex="20pt" style:language-complex="en" style:country-complex="IN"/>
    </style:style>
    <style:style style:name="T30" style:family="text">
      <style:text-properties fo:color="#ffffff" loext:opacity="100%" style:font-name="Noto Sans1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ree_20_Bullets" presentation:presentation-page-layout-name="AL1T1" xml:id="id1" draw:id="id1">
        <office:forms form:automatic-focus="false" form:apply-design-mode="false"/>
        <draw:frame presentation:style-name="pr1" draw:text-style-name="P1" draw:layer="layout" svg:width="25.19cm" svg:height="4.872cm" svg:x="1cm" svg:y="2cm" presentation:class="title" presentation:user-transformed="true">
          <draw:text-box>
            <text:p text:style-name="P1"><text:span text:style-name="T1">Proc file </text:span><text:span text:style-name="T1">system </text:span><text:span text:style-name="T1">(procFs)</text:span></text:p>
          </draw:text-box>
        </draw:frame>
        <draw:frame presentation:style-name="pr2" draw:text-style-name="P3" draw:layer="layout" svg:width="25.19cm" svg:height="3.5cm" svg:x="1.31cm" svg:y="7.5cm" presentation:class="outlin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/></text:p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2"><text:span text:style-name="T2">Presented by Urmila Lakade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8.621cm" svg:height="10.476cm" svg:x="1.484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hree_20_Bullets" presentation:presentation-page-layout-name="AL2T19" xml:id="id2" draw:id="id2">
        <office:forms form:automatic-focus="false" form:apply-design-mode="false"/>
        <draw:frame draw:style-name="gr2" draw:text-style-name="P6" draw:layer="layout" svg:width="7.618cm" svg:height="2.223cm" svg:x="1.269cm" svg:y="9.928cm">
          <draw:text-box>
            <text:p text:style-name="P5"><text:span text:style-name="T3">Create </text:span><text:span text:style-name="T3">directory </text:span></text:p>
          </draw:text-box>
        </draw:frame>
        <draw:path draw:style-name="gr3" draw:text-style-name="P7" draw:layer="layout" svg:width="1.114cm" svg:height="1.269cm" svg:x="4.522cm" svg:y="8.084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frame draw:style-name="gr4" draw:text-style-name="P6" draw:layer="layout" svg:width="7.62cm" svg:height="1.407cm" svg:x="10.16cm" svg:y="10.001cm">
          <draw:text-box>
            <text:p text:style-name="P5"><text:span text:style-name="T3">Create file </text:span></text:p>
          </draw:text-box>
        </draw:frame>
        <draw:frame draw:style-name="gr4" draw:text-style-name="P6" draw:layer="layout" svg:width="7.618cm" svg:height="1.407cm" svg:x="19.065cm" svg:y="10.04cm">
          <draw:text-box>
            <text:p text:style-name="P5"><text:span text:style-name="T3">File Operation</text:span></text:p>
          </draw:text-box>
        </draw:frame>
        <draw:frame presentation:style-name="pr4" draw:text-style-name="P9" draw:layer="layout" svg:width="25.19cm" svg:height="5.919cm" svg:x="1.399cm" svg:y="0.384cm" presentation:class="title" presentation:user-transformed="true">
          <draw:text-box>
            <text:p text:style-name="P8"><text:span text:style-name="T4">Cont</text:span><text:span text:style-name="T4">ent :</text:span></text:p>
          </draw:text-box>
        </draw:frame>
        <draw:path draw:style-name="gr3" draw:text-style-name="P7" draw:layer="layout" svg:width="1.114cm" svg:height="1.269cm" svg:x="22.385cm" svg:y="8.5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draw:path draw:style-name="gr3" draw:text-style-name="P7" draw:layer="layout" svg:width="1.114cm" svg:height="1.269cm" svg:x="13.5cm" svg:y="8.5cm" svg:viewBox="0 0 1115 1270" svg:d="M1094 856c10 5 16 13 18 23 3 11 2 21-3 29l-40 67c-12 21-29 26-52 15l-82-50 15 65c3 10 2 19-3 28s-12 15-22 19l-37 10c-10 3-20 2-30-4s-16-14-17-24l-47-176-157-89v193l132 132c8 8 12 18 12 28 0 11-4 21-12 29l-28 27c-8 8-17 13-28 13s-20-5-26-13l-50-47v99c0 12-4 21-12 29-8 7-18 11-27 11h-80c-11 0-21-4-28-11-8-8-11-17-11-29v-99l-50 47c-8 8-18 13-29 13-10 0-19-5-26-13l-29-27c-9-8-13-18-13-29 0-10 4-19 13-26l134-134v-193l-157 89-47 176c-3 10-9 18-18 24-10 6-19 7-29 4l-37-10c-10-2-18-8-23-18s-6-19-5-29l18-65-82 50c-23 11-41 6-52-15l-40-67c-13-22-8-39 15-52l84-47-64-18c-12-3-20-9-25-18s-6-19-2-29l10-37c1-10 7-18 16-24 9-5 19-7 31-3l173 47 159-92-159-92-173 47c-12 4-22 2-31-3-9-6-15-14-16-24l-10-37c-4-10-3-20 2-29s13-15 25-18l64-18-84-47c-23-13-28-30-15-52l40-67c11-21 29-26 52-15l82 50-15-65c-3-6-4-13-1-19 2-7 6-13 10-18s9-8 16-10l37-10c7-1 13-1 20 0 6 2 12 5 17 10s8 11 10 18l47 176 157 89v-193l-135-132c-6-8-10-18-10-28 0-11 4-21 10-29l30-27c18-20 37-20 55 0l50 47v-99c0-12 3-21 11-29 7-7 17-11 28-11h80c11 0 21 4 28 11 8 8 11 17 11 29v99l50-47c6-8 15-13 27-13s21 5 27 13l30 27c7 8 10 18 10 29 0 10-3 20-10 28l-134 132v193l157-89 47-176c1-10 7-18 17-24s20-7 30-4l37 10c10 4 17 10 22 19s6 18 3 28l-15 65 82-50c23-11 40-6 52 15l40 67c11 22 6 39-15 52l-85 47 65 18c11 3 20 9 25 18s5 19 2 29l-10 37c-1 10-7 18-16 24-9 5-19 7-31 3l-174-47-158 92 158 92 174-47c12-4 22-2 31 3 9 6 15 14 16 24l10 37c3 10 3 20-2 29s-14 15-25 18l-65 18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3T3" xml:id="id3" draw:id="id3">
        <office:forms form:automatic-focus="false" form:apply-design-mode="false"/>
        <draw:frame presentation:style-name="pr6" draw:text-style-name="P10" draw:layer="layout" svg:width="24cm" svg:height="3cm" svg:x="1cm" svg:y="0cm" presentation:class="title" presentation:user-transformed="true">
          <draw:text-box>
            <text:p text:style-name="P5"><text:span text:style-name="T5">proc file </text:span><text:span text:style-name="T5">system(procfs) </text:span><text:span text:style-name="T5">functions</text:span></text:p>
          </draw:text-box>
        </draw:frame>
        <draw:line draw:style-name="gr5" draw:text-style-name="P11" draw:layer="layout" svg:x1="3.5cm" svg:y1="14cm" svg:x2="21.534cm" svg:y2="14cm">
          <text:p/>
        </draw:line>
        <draw:frame presentation:style-name="pr7" draw:text-style-name="P14" draw:layer="layout" svg:width="24cm" svg:height="10cm" svg:x="2.5cm" svg:y="3cm" presentation:class="outline" presentation:user-transformed="true">
          <draw:text-box>
            <text:list text:style-name="L3">
              <text:list-item>
                <text:p text:style-name="P12"><text:span text:style-name="T6">proc_mkdir( ); //make directory under /proc.</text:span></text:p>
              </text:list-item>
              <text:list-item>
                <text:p text:style-name="P13"><text:span text:style-name="T6">proc_entry( ); //make a file under /proc.</text:span></text:p>
              </text:list-item>
              <text:list-item>
                <text:p text:style-name="P13"><text:span text:style-name="T6">File oeration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Open()</text:span></text:p>
                  </text:list-item>
                  <text:list-item>
                    <text:p text:style-name="P13"><text:span text:style-name="T7">Read()</text:span></text:p>
                  </text:list-item>
                  <text:list-item>
                    <text:p text:style-name="P13"><text:span text:style-name="T7">Write()</text:span></text:p>
                  </text:list-item>
                  <text:list-item>
                    <text:p text:style-name="P13"><text:span text:style-name="T7">Realease()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7">Header file :#include&lt;</text:span><text:span text:style-name="T8">linux/proc_fs.h</text:span><text:span text:style-name="T7">&gt;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One_20_Bullet" presentation:presentation-page-layout-name="AL1T1" xml:id="id4" draw:id="id4">
        <office:forms form:automatic-focus="false" form:apply-design-mode="false"/>
        <draw:frame presentation:style-name="pr9" draw:text-style-name="P17" draw:layer="layout" svg:width="25.19cm" svg:height="2.628cm" svg:x="1.399cm" svg:y="0.628cm" presentation:class="title" presentation:user-transformed="true">
          <draw:text-box>
            <text:p text:style-name="P16"><text:span text:style-name="T9">Making a </text:span><text:span text:style-name="T9">directory </text:span><text:span text:style-name="T9">under /proc</text:span></text:p>
          </draw:text-box>
        </draw:frame>
        <draw:frame presentation:style-name="pr10" draw:text-style-name="P19" draw:layer="layout" svg:width="25.19cm" svg:height="9.132cm" svg:x="1.5cm" svg:y="3.868cm" presentation:class="outline" presentation:user-transformed="true">
          <draw:text-box>
            <text:list text:style-name="L2">
              <text:list-item>
                <text:p><text:span text:style-name="T10">struct proc_dir_entry *</text:span><text:span text:style-name="T11">proc_mkdir</text:span><text:span text:style-name="T10">(const char *name,</text:span></text:p>
              </text:list-item>
            </text:list>
            <text:p><text:span text:style-name="T10"><text:s text:c="55"/></text:span><text:span text:style-name="T10">struct proc_dir_entry *parent);</text:span></text:p>
            <text:list text:continue-numbering="true" text:style-name="L2">
              <text:list-item>
                <text:p><text:span text:style-name="T10">// name: the directory name to create,</text:span></text:p>
              </text:list-item>
              <text:list-item>
                <text:p><text:span text:style-name="T10">//parent: the parent of the directory to create parent</text:span></text:p>
              </text:list-item>
              <text:list-item>
                <text:p><text:span text:style-name="T12">Example:</text:span></text:p>
              </text:list-item>
            </text:list>
            <text:list text:style-name="L6">
              <text:list-item>
                <text:p text:style-name="P18"><text:span text:style-name="T13">struct proc_dir_entry *son;</text:span></text:p>
              </text:list-item>
              <text:list-item>
                <text:p text:style-name="P18"><text:span text:style-name="T13">son=proc_mkdir(“son”,NULL); //.../proc/son</text:span></text:p>
              </text:list-item>
            </text:list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4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One_20_Bullet" presentation:presentation-page-layout-name="AL1T1" xml:id="id5" draw:id="id5">
        <office:forms form:automatic-focus="false" form:apply-design-mode="false"/>
        <draw:frame presentation:style-name="pr12" draw:text-style-name="P20" draw:layer="layout" svg:width="25.19cm" svg:height="1.872cm" svg:x="1.399cm" svg:y="0.628cm" presentation:class="title" presentation:user-transformed="true">
          <draw:text-box>
            <text:p><text:span text:style-name="T14">File creation </text:span><text:span text:style-name="T14">under /proc</text:span></text:p>
          </draw:text-box>
        </draw:frame>
        <draw:frame presentation:style-name="pr10" draw:text-style-name="P23" draw:layer="layout" svg:width="25.601cm" svg:height="12.5cm" svg:x="1.399cm" svg:y="2.5cm" presentation:class="outline" presentation:user-transformed="true">
          <draw:text-box>
            <text:list text:style-name="L2">
              <text:list-item>
                <text:p><text:span text:style-name="T15">struct proc_dir_entry *</text:span><text:span text:style-name="T16">proc_create</text:span><text:span text:style-name="T15">(const char *name, mode_t mode ,struct </text:span><text:span text:style-name="T15">proc_dir_entry *parent, const struct file_operations *proc_fops );</text:span></text:p>
              </text:list-item>
              <text:list-item>
                <text:p><text:span text:style-name="T15">//name: the RW file name to create. </text:span></text:p>
                <text:list>
                  <text:list-item>
                    <text:p><text:span text:style-name="T15">Ex:[create a ‘test’ file at /proc/test]</text:span></text:p>
                  </text:list-item>
                </text:list>
              </text:list-item>
              <text:list-item>
                <text:p><text:span text:style-name="T15">//mode:file permission.</text:span></text:p>
                <text:list>
                  <text:list-item>
                    <text:p><text:span text:style-name="T15">if mode is set to 0, the default permission is 0444.</text:span></text:p>
                  </text:list-item>
                </text:list>
              </text:list-item>
              <text:list-item>
                <text:p text:style-name="P21"><text:span text:style-name="T17">//parent: the parent under which file going to create </text:span></text:p>
              </text:list-item>
              <text:list-item>
                <text:p text:style-name="P21"><text:span text:style-name="T15">//proc_fops: structure in which the file operations for the proc entry will be </text:span><text:span text:style-name="T15">created.</text:span></text:p>
              </text:list-item>
              <text:list-item>
                <text:p text:style-name="P21"><text:span text:style-name="T12">Example:</text:span></text:p>
              </text:list-item>
            </text:list>
            <text:list text:style-name="L6">
              <text:list-item>
                <text:p text:style-name="P22"><text:span text:style-name="T18">struct proc_dir_entry *test_proc=proc_create(“test”, 0, </text:span><text:span text:style-name="T18">son,&amp;proc_fops); //.../proc/son/test</text:span></text:p>
              </text:list-item>
            </text:list>
            <text:list text:style-name="L2">
              <text:list-header>
                <text:p><text:span text:style-name="T15"/></text:p>
                <text:p><text:span text:style-name="T15"/></text:p>
              </text:list-header>
            </text:list>
          </draw:text-box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5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One_20_Bullet" presentation:presentation-page-layout-name="AL1T1" xml:id="id6" draw:id="id6">
        <office:forms form:automatic-focus="false" form:apply-design-mode="false"/>
        <draw:frame presentation:style-name="pr9" draw:text-style-name="P24" draw:layer="layout" svg:width="25.19cm" svg:height="2.628cm" svg:x="1.399cm" svg:y="0.628cm" presentation:class="title">
          <draw:text-box>
            <text:p><text:span text:style-name="T19">Continue....</text:span></text:p>
          </draw:text-box>
        </draw:frame>
        <draw:frame presentation:style-name="pr10" draw:text-style-name="P25" draw:layer="layout" svg:width="26.5cm" svg:height="9.315cm" svg:x="0.5cm" svg:y="3.685cm" presentation:class="outline" presentation:user-transformed="true">
          <draw:text-box>
            <text:list text:style-name="L2">
              <text:list-item>
                <text:p><text:span text:style-name="T20">If you are using the kernel </text:span><text:span text:style-name="T21">version below 3.10,</text:span><text:span text:style-name="T20"> please use the below </text:span><text:span text:style-name="T20">functions to create proc entry.</text:span></text:p>
                <text:list>
                  <text:list-item>
                    <text:p><text:span text:style-name="T20">struct proc_dir_entry *</text:span><text:span text:style-name="T22">create_proc_entry</text:span><text:span text:style-name="T20">(const char *name, </text:span><text:span text:style-name="T20">mode_t mode,struct proc_dir_entry *parent);</text:span></text:p>
                  </text:list-item>
                  <text:list-item>
                    <text:p><text:span text:style-name="T20">To create read_only file,</text:span></text:p>
                    <text:list>
                      <text:list-item>
                        <text:p><text:span text:style-name="T20">struct proc_dir_entry *</text:span><text:span text:style-name="T22">create_proc_read_entry</text:span><text:span text:style-name="T20">(const char </text:span><text:span text:style-name="T20">*name,mode_t mode,struct proc_dir_entry *parent)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6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One_20_Bullet" presentation:presentation-page-layout-name="AL1T1" xml:id="id7" draw:id="id7">
        <office:forms form:automatic-focus="false" form:apply-design-mode="false"/>
        <draw:frame presentation:style-name="pr9" draw:text-style-name="P20" draw:layer="layout" svg:width="25.19cm" svg:height="2.628cm" svg:x="1.399cm" svg:y="0.628cm" presentation:class="title" presentation:user-transformed="true">
          <draw:text-box>
            <text:p><text:span text:style-name="T14">Delete </text:span><text:span text:style-name="T14">proc_files and </text:span><text:span text:style-name="T14">directories</text:span></text:p>
          </draw:text-box>
        </draw:frame>
        <draw:frame presentation:style-name="pr10" draw:text-style-name="P25" draw:layer="layout" svg:width="27cm" svg:height="11.5cm" svg:x="0.5cm" svg:y="3.5cm" presentation:class="outline" presentation:user-transformed="true">
          <draw:text-box>
            <text:list text:style-name="L2">
              <text:list-item>
                <text:p><text:span text:style-name="T20">Proc entry should be removed in the Driver exit function using the </text:span><text:span text:style-name="T20">below function.</text:span></text:p>
                <text:list>
                  <text:list-item>
                    <text:p><text:span text:style-name="T20">void </text:span><text:span text:style-name="T22">remove_proc_entry</text:span><text:span text:style-name="T20">(const char *name, struct </text:span><text:span text:style-name="T20">proc_dir_entry *parent);</text:span></text:p>
                  </text:list-item>
                </text:list>
              </text:list-item>
              <text:list-item>
                <text:p><text:span text:style-name="T12">Example:</text:span></text:p>
                <text:list>
                  <text:list-item>
                    <text:p><text:span text:style-name="T20">remove_proc_entry(“test”,son);</text:span></text:p>
                  </text:list-item>
                </text:list>
              </text:list-item>
              <text:list-item>
                <text:p><text:span text:style-name="T20">remove the complete parent directory using </text:span></text:p>
                <text:list>
                  <text:list-item>
                    <text:p><text:span text:style-name="T22">proc_remove</text:span><text:span text:style-name="T20">(struct proc_dir_entry *parent).</text:span></text:p>
                  </text:list-item>
                </text:list>
              </text:list-item>
              <text:list-item>
                <text:p><text:span text:style-name="T12">Example:</text:span></text:p>
                <text:list>
                  <text:list-item>
                    <text:p><text:span text:style-name="T20"><text:s/></text:span><text:span text:style-name="T20">proc_remove(son);</text:span></text:p>
                    <text:p><text:span text:style-name="T20"/></text:p>
                  </text:list-item>
                </text:list>
                <text:p><text:span text:style-name="T20"/></text:p>
              </text:list-item>
            </text:list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7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One_20_Bullet" presentation:presentation-page-layout-name="AL4T16" xml:id="id8" draw:id="id8">
        <office:forms form:automatic-focus="false" form:apply-design-mode="false"/>
        <draw:frame presentation:style-name="pr13" draw:text-style-name="P20" draw:layer="layout" svg:width="25.19cm" svg:height="2.628cm" svg:x="1.399cm" svg:y="0.628cm" presentation:class="title">
          <draw:text-box>
            <text:p><text:span text:style-name="T14">File operation</text:span></text:p>
          </draw:text-box>
        </draw:frame>
        <draw:frame draw:style-name="gr6" draw:text-style-name="P26" draw:layer="layout" svg:width="24.5cm" svg:height="2.491cm" svg:x="2cm" svg:y="3.256cm">
          <draw:text-box>
            <text:list text:style-name="L1">
              <text:list-item>
                <text:p><text:span text:style-name="T20">If Linux kernel </text:span><text:span text:style-name="T21">v5.6 </text:span><text:span text:style-name="T21">and above </text:span><text:span text:style-name="T20">:- <text:s/>use </text:span><text:span text:style-name="T22">struct</text:span><text:span text:style-name="T20"> </text:span><text:span text:style-name="T22">proc_ops</text:span><text:span text:style-name="T20"> </text:span></text:p>
                <text:p><text:span text:style-name="T20"/></text:p>
              </text:list-item>
              <text:list-item>
                <text:p text:style-name="P8"><text:span text:style-name="T20">Else : use </text:span><text:span text:style-name="T22">struct </text:span><text:span text:style-name="T22">file_operations</text:span></text:p>
              </text:list-item>
            </text:list>
          </draw:text-box>
        </draw:frame>
        <draw:frame presentation:style-name="pr14" draw:text-style-name="P27" draw:layer="layout" svg:width="12.292cm" svg:height="7cm" svg:x="14.208cm" svg:y="6cm" presentation:class="outline" presentation:user-transformed="true">
          <draw:text-box>
            <text:list text:style-name="L2">
              <text:list-item>
                <text:p><text:span text:style-name="T23">static </text:span><text:span text:style-name="T24">struct proc_ops</text:span><text:span text:style-name="T23"> </text:span></text:p>
                <text:p><text:span text:style-name="T23">proc_fops = {</text:span></text:p>
              </text:list-item>
            </text:list>
            <text:p><text:span text:style-name="T23"><text:s text:c="8"/></text:span><text:span text:style-name="T23">.proc_open = open_proc,</text:span></text:p>
            <text:p><text:span text:style-name="T23"><text:s text:c="8"/></text:span><text:span text:style-name="T23">.proc_read = read_proc,</text:span></text:p>
            <text:p><text:span text:style-name="T23"><text:s text:c="8"/></text:span><text:span text:style-name="T23">.proc_write = write_proc,</text:span></text:p>
            <text:p><text:span text:style-name="T23"><text:s text:c="8"/></text:span><text:span text:style-name="T23">.proc_release = release_proc</text:span></text:p>
            <text:p><text:span text:style-name="T23">};</text:span></text:p>
          </draw:text-box>
        </draw:frame>
        <draw:frame presentation:style-name="pr15" draw:text-style-name="P28" draw:layer="layout" svg:width="10.5cm" svg:height="6.855cm" svg:x="2.5cm" svg:y="6.145cm" presentation:class="outline" presentation:user-transformed="true">
          <draw:text-box>
            <text:list text:style-name="L2">
              <text:list-item>
                <text:p><text:span text:style-name="T25">static </text:span><text:span text:style-name="T26">struct file_operations</text:span><text:span text:style-name="T25"> proc_fops = </text:span><text:span text:style-name="T25">{</text:span></text:p>
              </text:list-item>
            </text:list>
            <text:p text:style-name="P8"><text:span text:style-name="T25"><text:s text:c="4"/></text:span><text:span text:style-name="T25">.open = open_proc,</text:span></text:p>
            <text:p text:style-name="P8"><text:span text:style-name="T25"><text:s text:c="4"/></text:span><text:span text:style-name="T25">.read = read_proc,</text:span></text:p>
            <text:p text:style-name="P8"><text:span text:style-name="T25"><text:s text:c="4"/></text:span><text:span text:style-name="T25">.write = write_proc,</text:span></text:p>
            <text:p text:style-name="P8"><text:span text:style-name="T25"><text:s text:c="4"/></text:span><text:span text:style-name="T25">.release = release_proc</text:span></text:p>
            <text:list text:continue-numbering="true" text:style-name="L2">
              <text:list-header>
                <text:p><text:span text:style-name="T25">};</text:span></text:p>
              </text:list-header>
            </text:list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8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One_20_Bullet" presentation:presentation-page-layout-name="AL1T1" xml:id="id9" draw:id="id9">
        <office:forms form:automatic-focus="false" form:apply-design-mode="false"/>
        <draw:frame presentation:style-name="pr9" draw:text-style-name="P20" draw:layer="layout" svg:width="25.19cm" svg:height="2.628cm" svg:x="1.399cm" svg:y="0.628cm" presentation:class="title" presentation:user-transformed="true">
          <draw:text-box>
            <text:p><text:span text:style-name="T14">Open and </text:span><text:span text:style-name="T14">Release </text:span><text:span text:style-name="T14">Function</text:span><text:span text:style-name="T14"><text:line-break/></text:span><text:span text:style-name="T14"/></text:p>
          </draw:text-box>
        </draw:frame>
        <draw:frame presentation:style-name="pr10" draw:text-style-name="P25" draw:layer="layout" svg:width="25.19cm" svg:height="9.132cm" svg:x="1.5cm" svg:y="3.368cm" presentation:class="outline" presentation:user-transformed="true">
          <draw:text-box>
            <text:list text:style-name="L2">
              <text:list-item>
                <text:p><text:span text:style-name="T20">static int open_proc(struct inode *inode, struct file *file)</text:span></text:p>
              </text:list-item>
              <text:list-item>
                <text:p><text:span text:style-name="T20">static int release_proc(struct inode *inode, struct file *file)</text:span></text:p>
              </text:list-item>
              <text:list-item>
                <text:p text:style-name="P29"><text:span text:style-name="T27">//Return :0 if open is successful Negative error code if open fails</text:span></text:p>
                <text:p text:style-name="P30"><text:span text:style-name="T28"/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9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One_20_Bullet" presentation:presentation-page-layout-name="AL1T1" xml:id="id10" draw:id="id10">
        <office:forms form:automatic-focus="false" form:apply-design-mode="false"/>
        <draw:frame presentation:style-name="pr9" draw:text-style-name="P20" draw:layer="layout" svg:width="25.19cm" svg:height="2.628cm" svg:x="1.399cm" svg:y="0.628cm" presentation:class="title" presentation:user-transformed="true">
          <draw:text-box>
            <text:p><text:span text:style-name="T14">Read() and </text:span><text:span text:style-name="T14">write():</text:span></text:p>
          </draw:text-box>
        </draw:frame>
        <draw:frame presentation:style-name="pr10" draw:text-style-name="P33" draw:layer="layout" svg:width="26.101cm" svg:height="10.815cm" svg:x="1.399cm" svg:y="3.685cm" presentation:class="outline" presentation:user-transformed="true">
          <draw:text-box>
            <text:list text:style-name="L2">
              <text:list-item>
                <text:p text:style-name="P21"><text:span text:style-name="T20">static ssize_t write_proc(struct file *filp, const char *buff, size_t len, </text:span><text:span text:style-name="T20">loff_t * off)</text:span></text:p>
              </text:list-item>
              <text:list-item>
                <text:p text:style-name="P21"><text:span text:style-name="T20">static ssize_t read_proc(struct file *filp, char __user *buffer, size_t </text:span><text:span text:style-name="T20">length,loff_t * offset)</text:span></text:p>
              </text:list-item>
              <text:list-item>
                <text:p text:style-name="P31"><text:span text:style-name="T27">//returns the number of bytes read, or anegative value/appropiate </text:span><text:span text:style-name="T27">error code on errors</text:span></text:p>
              </text:list-item>
              <text:list-item>
                <text:p text:style-name="P32"><text:span text:style-name="T29">//File : Pointer of file object</text:span></text:p>
              </text:list-item>
              <text:list-item>
                <text:p text:style-name="P32"><text:span text:style-name="T29">//Buff : Pointer of user buffer</text:span></text:p>
              </text:list-item>
              <text:list-item>
                <text:p text:style-name="P32"><text:span text:style-name="T29">//Count : Read count given by user</text:span></text:p>
              </text:list-item>
              <text:list-item>
                <text:p text:style-name="P32"><text:span text:style-name="T29">//f_pos : Pointer of current file position from which theread has to </text:span><text:span text:style-name="T29">begin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1cm" svg:height="10.476cm" svg:x="1.484cm" svg:y="2.123cm" draw:page-number="10" presentation:class="page"/>
          <draw:frame presentation:style-name="pr1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1" xml:id="id11" draw:id="id11">
        <office:forms form:automatic-focus="false" form:apply-design-mode="false"/>
        <draw:frame presentation:style-name="pr16" draw:text-style-name="P34" draw:layer="layout" svg:width="25.19cm" svg:height="4.612cm" svg:x="1.4cm" svg:y="5.569cm" presentation:class="title" presentation:user-transformed="true">
          <draw:text-box>
            <text:p><text:span text:style-name="T30">Th</text:span><text:span text:style-name="T30">an</text:span><text:span text:style-name="T30">k </text:span><text:span text:style-name="T30">yo</text:span><text:span text:style-name="T30">u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yuthi" svg:font-family="Dyuthi" style:font-adornments="Regular" style:font-pitch="variable"/>
    <style:font-face style:name="Dyuthi1" svg:font-family="Dyuthi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roman" style:font-pitch="variable"/>
    <style:font-face style:name="Nimbus Sans2" svg:font-family="'Nimbus Sans'" style:font-family-generic="system" style:font-pitch="variable"/>
    <style:font-face style:name="Noto Sans" svg:font-family="'Noto Sans'" style:font-adornments="Regular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1" fo:font-size="24pt" fo:language="en" fo:country="IN" style:font-name-asian="Cantarell" style:font-size-asian="24pt" style:language-asian="zh" style:country-asian="CN" style:font-name-complex="Nimbus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2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2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2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1"/>
    </style:style>
    <style:style style:name="MP6" style:family="paragraph">
      <style:paragraph-properties style:writing-mode="lr-tb"/>
      <style:text-properties style:font-name="Noto Sans1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1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1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1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1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1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1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1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1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3.7.2$Linux_X86_64 LibreOffice_project/30$Build-2</meta:generator>
    <meta:creation-date>2023-04-27T15:29:38.220510144</meta:creation-date>
    <meta:editing-duration>PT3H20M9S</meta:editing-duration>
    <meta:editing-cycles>52</meta:editing-cycles>
    <dc:date>2023-05-08T15:13:33.903107556</dc:date>
    <meta:document-statistic meta:object-count="192"/>
  </office:meta>
</office:document-meta>
</file>